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646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3.743cm"/>
    </style:style>
    <style:style style:name="co9" style:family="table-column">
      <style:table-column-properties fo:break-before="auto" style:column-width="3.776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7.029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406cm"/>
    </style:style>
    <style:style style:name="co17" style:family="table-column">
      <style:table-column-properties fo:break-before="auto" style:column-width="4.195cm"/>
    </style:style>
    <style:style style:name="co18" style:family="table-column">
      <style:table-column-properties fo:break-before="auto" style:column-width="4.135cm"/>
    </style:style>
    <style:style style:name="co19" style:family="table-column">
      <style:table-column-properties fo:break-before="auto" style:column-width="3.614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0"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5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>
            <text:p>Town</text:p>
          </table:table-cell>
          <table:table-cell table:style-name="ce1" office:value-type="string">
            <text:p>Network miles</text:p>
          </table:table-cell>
          <table:table-cell table:style-name="ce1" office:value-type="string">
            <text:p>Network km</text:p>
          </table:table-cell>
          <table:table-cell table:style-name="ce1" office:value-type="string">
            <text:p>Vehicle miles/year</text:p>
          </table:table-cell>
          <table:table-cell table:style-name="ce1" office:value-type="string">
            <text:p>Vehicle km/year</text:p>
          </table:table-cell>
          <table:table-cell table:style-name="ce1" office:value-type="string">
            <text:p>Ave. trip miles</text:p>
          </table:table-cell>
          <table:table-cell table:style-name="ce2" office:value-type="string">
            <text:p>Trips/year</text:p>
          </table:table-cell>
          <table:table-cell table:style-name="ce2" office:value-type="string">
            <text:p>Trips/day</text:p>
          </table:table-cell>
          <table:table-cell table:style-name="ce1" office:value-type="string">
            <text:p>Relevant hours/day</text:p>
          </table:table-cell>
          <table:table-cell table:style-name="ce2" office:value-type="string">
            <text:p>Trips/relevant hour</text:p>
          </table:table-cell>
          <table:table-cell table:style-name="ce2" office:value-type="string">
            <text:p>Adjusted ratio</text:p>
          </table:table-cell>
          <table:table-cell table:style-name="ce2" office:value-type="string">
            <text:p>Adjusted ratio km</text:p>
          </table:table-cell>
          <table:table-cell table:style-name="ce4" office:value-type="string">
            <text:p>TomTom congestion 2012 (eve. Peak)</text:p>
          </table:table-cell>
          <table:table-cell table:style-name="ce2" office:value-type="string">
            <text:p>Meta ratio</text:p>
          </table:table-cell>
          <table:table-cell table:style-name="ce2" office:value-type="string">
            <text:p>Meta ratio km</text:p>
          </table:table-cell>
        </table:table-row>
        <table:table-row table:style-name="ro2">
          <table:table-cell office:value-type="string">
            <text:p>Birmingham</text:p>
          </table:table-cell>
          <table:table-cell office:value-type="float" office:value="1643">
            <text:p>1643</text:p>
          </table:table-cell>
          <table:table-cell table:formula="of:=[.B2]*1.6" office:value-type="float" office:value="2628.8">
            <text:p>2628.8</text:p>
          </table:table-cell>
          <table:table-cell office:value-type="float" office:value="67960959">
            <text:p>67960959</text:p>
          </table:table-cell>
          <table:table-cell table:formula="of:=[.D2]*1.6" office:value-type="float" office:value="108737534.4">
            <text:p>108737534.4</text:p>
          </table:table-cell>
          <table:table-cell office:value-type="float" office:value="7">
            <text:p>7</text:p>
          </table:table-cell>
          <table:table-cell table:formula="of:=[.D2]/[.F2]" office:value-type="float" office:value="9708708.42857143">
            <text:p>9708708.43</text:p>
          </table:table-cell>
          <table:table-cell table:formula="of:=[.G2]/365" office:value-type="float" office:value="26599.2011741683">
            <text:p>26599.20</text:p>
          </table:table-cell>
          <table:table-cell office:value-type="float" office:value="16">
            <text:p>16</text:p>
          </table:table-cell>
          <table:table-cell table:formula="of:=[.H2]/[.I2]" office:value-type="float" office:value="1662.45007338552">
            <text:p>1662.45</text:p>
          </table:table-cell>
          <table:table-cell table:formula="of:=[.J2]/[.B2]" office:value-type="float" office:value="1.01183814570025">
            <text:p>1.01</text:p>
          </table:table-cell>
          <table:table-cell table:formula="of:=[.J2]/[.C2]" office:value-type="float" office:value="0.632398841062659">
            <text:p>0.63</text:p>
          </table:table-cell>
          <table:table-cell office:value-type="percentage" office:value="0.45">
            <text:p>45%</text:p>
          </table:table-cell>
          <table:table-cell table:formula="of:=[.M2]/[.K2]" office:value-type="float" office:value="0.444735160373473">
            <text:p>0.44</text:p>
          </table:table-cell>
          <table:table-cell table:formula="of:=[.M2]/[.L2]" office:value-type="float" office:value="0.711576256597556">
            <text:p>0.71</text:p>
          </table:table-cell>
        </table:table-row>
        <table:table-row table:style-name="ro2">
          <table:table-cell office:value-type="string">
            <text:p>Glasgow</text:p>
          </table:table-cell>
          <table:table-cell office:value-type="float" office:value="643">
            <text:p>643</text:p>
          </table:table-cell>
          <table:table-cell table:formula="of:=[.B3]*1.6" office:value-type="float" office:value="1028.8">
            <text:p>1028.8</text:p>
          </table:table-cell>
          <table:table-cell office:value-type="float" office:value="8526798">
            <text:p>8526798</text:p>
          </table:table-cell>
          <table:table-cell table:formula="of:=[.D3]*1.6" office:value-type="float" office:value="13642876.8">
            <text:p>13642876.8</text:p>
          </table:table-cell>
          <table:table-cell office:value-type="float" office:value="7">
            <text:p>7</text:p>
          </table:table-cell>
          <table:table-cell table:formula="of:=[.D3]/[.F3]" office:value-type="float" office:value="1218114">
            <text:p>1218114.00</text:p>
          </table:table-cell>
          <table:table-cell table:formula="of:=[.G3]/365" office:value-type="float" office:value="3337.29863013699">
            <text:p>3337.30</text:p>
          </table:table-cell>
          <table:table-cell office:value-type="float" office:value="16">
            <text:p>16</text:p>
          </table:table-cell>
          <table:table-cell table:formula="of:=[.H3]/[.I3]" office:value-type="float" office:value="208.581164383562">
            <text:p>208.58</text:p>
          </table:table-cell>
          <table:table-cell table:formula="of:=[.J3]/[.B3]" office:value-type="float" office:value="0.324387502929334">
            <text:p>0.32</text:p>
          </table:table-cell>
          <table:table-cell table:formula="of:=[.J3]/[.C3]" office:value-type="float" office:value="0.202742189330834">
            <text:p>0.20</text:p>
          </table:table-cell>
          <table:table-cell office:value-type="percentage" office:value="0.42">
            <text:p>42%</text:p>
          </table:table-cell>
          <table:table-cell table:formula="of:=[.M3]/[.K3]" office:value-type="float" office:value="1.29474778222728">
            <text:p>1.29</text:p>
          </table:table-cell>
          <table:table-cell table:formula="of:=[.M3]/[.L3]" office:value-type="float" office:value="2.07159645156365">
            <text:p>2.07</text:p>
          </table:table-cell>
        </table:table-row>
        <table:table-row table:style-name="ro2">
          <table:table-cell office:value-type="string">
            <text:p>Leeds/Bradford</text:p>
          </table:table-cell>
          <table:table-cell office:value-type="float" office:value="760">
            <text:p>760</text:p>
          </table:table-cell>
          <table:table-cell table:formula="of:=[.B4]*1.6" office:value-type="float" office:value="1216">
            <text:p>1216</text:p>
          </table:table-cell>
          <table:table-cell office:value-type="float" office:value="22733164">
            <text:p>22733164</text:p>
          </table:table-cell>
          <table:table-cell table:formula="of:=[.D4]*1.6" office:value-type="float" office:value="36373062.4">
            <text:p>36373062.4</text:p>
          </table:table-cell>
          <table:table-cell office:value-type="float" office:value="7">
            <text:p>7</text:p>
          </table:table-cell>
          <table:table-cell table:formula="of:=[.D4]/[.F4]" office:value-type="float" office:value="3247594.85714286">
            <text:p>3247594.86</text:p>
          </table:table-cell>
          <table:table-cell table:formula="of:=[.G4]/365" office:value-type="float" office:value="8897.52015655577">
            <text:p>8897.52</text:p>
          </table:table-cell>
          <table:table-cell office:value-type="float" office:value="16">
            <text:p>16</text:p>
          </table:table-cell>
          <table:table-cell table:formula="of:=[.H4]/[.I4]" office:value-type="float" office:value="556.095009784736">
            <text:p>556.10</text:p>
          </table:table-cell>
          <table:table-cell table:formula="of:=[.J4]/[.B4]" office:value-type="float" office:value="0.731703960243073">
            <text:p>0.73</text:p>
          </table:table-cell>
          <table:table-cell table:formula="of:=[.J4]/[.C4]" office:value-type="float" office:value="0.457314975151921">
            <text:p>0.46</text:p>
          </table:table-cell>
          <table:table-cell office:value-type="percentage" office:value="0.59">
            <text:p>59%</text:p>
          </table:table-cell>
          <table:table-cell table:formula="of:=[.M4]/[.K4]" office:value-type="float" office:value="0.806337032539773">
            <text:p>0.81</text:p>
          </table:table-cell>
          <table:table-cell table:formula="of:=[.M4]/[.L4]" office:value-type="float" office:value="1.29013925206364">
            <text:p>1.29</text:p>
          </table:table-cell>
        </table:table-row>
        <table:table-row table:style-name="ro2">
          <table:table-cell office:value-type="string">
            <text:p>Liverpool</text:p>
          </table:table-cell>
          <table:table-cell office:value-type="float" office:value="637">
            <text:p>637</text:p>
          </table:table-cell>
          <table:table-cell table:formula="of:=[.B5]*1.6" office:value-type="float" office:value="1019.2">
            <text:p>1019.2</text:p>
          </table:table-cell>
          <table:table-cell office:value-type="float" office:value="8608822">
            <text:p>8608822</text:p>
          </table:table-cell>
          <table:table-cell table:formula="of:=[.D5]*1.6" office:value-type="float" office:value="13774115.2">
            <text:p>13774115.2</text:p>
          </table:table-cell>
          <table:table-cell office:value-type="float" office:value="7">
            <text:p>7</text:p>
          </table:table-cell>
          <table:table-cell table:formula="of:=[.D5]/[.F5]" office:value-type="float" office:value="1229831.71428571">
            <text:p>1229831.71</text:p>
          </table:table-cell>
          <table:table-cell table:formula="of:=[.G5]/365" office:value-type="float" office:value="3369.40195694716">
            <text:p>3369.40</text:p>
          </table:table-cell>
          <table:table-cell office:value-type="float" office:value="16">
            <text:p>16</text:p>
          </table:table-cell>
          <table:table-cell table:formula="of:=[.H5]/[.I5]" office:value-type="float" office:value="210.587622309198">
            <text:p>210.59</text:p>
          </table:table-cell>
          <table:table-cell table:formula="of:=[.J5]/[.B5]" office:value-type="float" office:value="0.33059281367221">
            <text:p>0.33</text:p>
          </table:table-cell>
          <table:table-cell table:formula="of:=[.J5]/[.C5]" office:value-type="float" office:value="0.206620508545131">
            <text:p>0.21</text:p>
          </table:table-cell>
          <table:table-cell office:value-type="percentage" office:value="0.39">
            <text:p>39%</text:p>
          </table:table-cell>
          <table:table-cell table:formula="of:=[.M5]/[.K5]" office:value-type="float" office:value="1.17969896462025">
            <text:p>1.18</text:p>
          </table:table-cell>
          <table:table-cell table:formula="of:=[.M5]/[.L5]" office:value-type="float" office:value="1.88751834339239">
            <text:p>1.89</text:p>
          </table:table-cell>
        </table:table-row>
        <table:table-row table:style-name="ro2">
          <table:table-cell office:value-type="string">
            <text:p>London</text:p>
          </table:table-cell>
          <table:table-cell office:value-type="float" office:value="4529">
            <text:p>4529</text:p>
          </table:table-cell>
          <table:table-cell table:formula="of:=[.B6]*1.6" office:value-type="float" office:value="7246.4">
            <text:p>7246.4</text:p>
          </table:table-cell>
          <table:table-cell office:value-type="float" office:value="234340725">
            <text:p>234340725</text:p>
          </table:table-cell>
          <table:table-cell table:formula="of:=[.D6]*1.6" office:value-type="float" office:value="374945160">
            <text:p>374945160</text:p>
          </table:table-cell>
          <table:table-cell office:value-type="float" office:value="7">
            <text:p>7</text:p>
          </table:table-cell>
          <table:table-cell table:formula="of:=[.D6]/[.F6]" office:value-type="float" office:value="33477246.4285714">
            <text:p>33477246.43</text:p>
          </table:table-cell>
          <table:table-cell table:formula="of:=[.G6]/365" office:value-type="float" office:value="91718.4833659491">
            <text:p>91718.48</text:p>
          </table:table-cell>
          <table:table-cell office:value-type="float" office:value="16">
            <text:p>16</text:p>
          </table:table-cell>
          <table:table-cell table:formula="of:=[.H6]/[.I6]" office:value-type="float" office:value="5732.40521037182">
            <text:p>5732.41</text:p>
          </table:table-cell>
          <table:table-cell table:formula="of:=[.J6]/[.B6]" office:value-type="float" office:value="1.26571102017483">
            <text:p>1.27</text:p>
          </table:table-cell>
          <table:table-cell table:formula="of:=[.J6]/[.C6]" office:value-type="float" office:value="0.791069387609271">
            <text:p>0.79</text:p>
          </table:table-cell>
          <table:table-cell office:value-type="percentage" office:value="0.55">
            <text:p>55%</text:p>
          </table:table-cell>
          <table:table-cell table:formula="of:=[.M6]/[.K6]" office:value-type="float" office:value="0.43453836715748">
            <text:p>0.43</text:p>
          </table:table-cell>
          <table:table-cell table:formula="of:=[.M6]/[.L6]" office:value-type="float" office:value="0.695261387451968">
            <text:p>0.70</text:p>
          </table:table-cell>
        </table:table-row>
        <table:table-row table:style-name="ro2">
          <table:table-cell office:value-type="string">
            <text:p>Manchester</text:p>
          </table:table-cell>
          <table:table-cell office:value-type="float" office:value="977">
            <text:p>977</text:p>
          </table:table-cell>
          <table:table-cell table:formula="of:=[.B7]*1.6" office:value-type="float" office:value="1563.2">
            <text:p>1563.2</text:p>
          </table:table-cell>
          <table:table-cell office:value-type="float" office:value="28511575">
            <text:p>28511575</text:p>
          </table:table-cell>
          <table:table-cell table:formula="of:=[.D7]*1.6" office:value-type="float" office:value="45618520">
            <text:p>45618520</text:p>
          </table:table-cell>
          <table:table-cell office:value-type="float" office:value="7">
            <text:p>7</text:p>
          </table:table-cell>
          <table:table-cell table:formula="of:=[.D7]/[.F7]" office:value-type="float" office:value="4073082.14285714">
            <text:p>4073082.14</text:p>
          </table:table-cell>
          <table:table-cell table:formula="of:=[.G7]/365" office:value-type="float" office:value="11159.1291585127">
            <text:p>11159.13</text:p>
          </table:table-cell>
          <table:table-cell office:value-type="float" office:value="16">
            <text:p>16</text:p>
          </table:table-cell>
          <table:table-cell table:formula="of:=[.H7]/[.I7]" office:value-type="float" office:value="697.445572407045">
            <text:p>697.45</text:p>
          </table:table-cell>
          <table:table-cell table:formula="of:=[.J7]/[.B7]" office:value-type="float" office:value="0.713864454869033">
            <text:p>0.71</text:p>
          </table:table-cell>
          <table:table-cell table:formula="of:=[.J7]/[.C7]" office:value-type="float" office:value="0.446165284293145">
            <text:p>0.45</text:p>
          </table:table-cell>
          <table:table-cell office:value-type="percentage" office:value="0.59">
            <text:p>59%</text:p>
          </table:table-cell>
          <table:table-cell table:formula="of:=[.M7]/[.K7]" office:value-type="float" office:value="0.826487431858815">
            <text:p>0.83</text:p>
          </table:table-cell>
          <table:table-cell table:formula="of:=[.M7]/[.L7]" office:value-type="float" office:value="1.3223798909741">
            <text:p>1.32</text:p>
          </table:table-cell>
        </table:table-row>
        <table:table-row table:style-name="ro2">
          <table:table-cell office:value-type="string">
            <text:p>Newcastle/Sunderland</text:p>
          </table:table-cell>
          <table:table-cell office:value-type="float" office:value="825">
            <text:p>825</text:p>
          </table:table-cell>
          <table:table-cell table:formula="of:=[.B8]*1.6" office:value-type="float" office:value="1320">
            <text:p>1320</text:p>
          </table:table-cell>
          <table:table-cell office:value-type="float" office:value="10211266">
            <text:p>10211266</text:p>
          </table:table-cell>
          <table:table-cell table:formula="of:=[.D8]*1.6" office:value-type="float" office:value="16338025.6">
            <text:p>16338025.6</text:p>
          </table:table-cell>
          <table:table-cell office:value-type="float" office:value="7">
            <text:p>7</text:p>
          </table:table-cell>
          <table:table-cell table:formula="of:=[.D8]/[.F8]" office:value-type="float" office:value="1458752.28571429">
            <text:p>1458752.29</text:p>
          </table:table-cell>
          <table:table-cell table:formula="of:=[.G8]/365" office:value-type="float" office:value="3996.58160469667">
            <text:p>3996.58</text:p>
          </table:table-cell>
          <table:table-cell office:value-type="float" office:value="16">
            <text:p>16</text:p>
          </table:table-cell>
          <table:table-cell table:formula="of:=[.H8]/[.I8]" office:value-type="float" office:value="249.786350293542">
            <text:p>249.79</text:p>
          </table:table-cell>
          <table:table-cell table:formula="of:=[.J8]/[.B8]" office:value-type="float" office:value="0.302771333689142">
            <text:p>0.30</text:p>
          </table:table-cell>
          <table:table-cell table:formula="of:=[.J8]/[.C8]" office:value-type="float" office:value="0.189232083555714">
            <text:p>0.19</text:p>
          </table:table-cell>
          <table:table-cell office:value-type="percentage" office:value="0.43">
            <text:p>43%</text:p>
          </table:table-cell>
          <table:table-cell table:formula="of:=[.M8]/[.K8]" office:value-type="float" office:value="1.42021371297154">
            <text:p>1.42</text:p>
          </table:table-cell>
          <table:table-cell table:formula="of:=[.M8]/[.L8]" office:value-type="float" office:value="2.27234194075446">
            <text:p>2.27</text:p>
          </table:table-cell>
        </table:table-row>
        <table:table-row table:style-name="ro2">
          <table:table-cell office:value-type="string">
            <text:p>Nottingham</text:p>
          </table:table-cell>
          <table:table-cell office:value-type="float" office:value="263">
            <text:p>263</text:p>
          </table:table-cell>
          <table:table-cell table:formula="of:=[.B9]*1.6" office:value-type="float" office:value="420.8">
            <text:p>420.8</text:p>
          </table:table-cell>
          <table:table-cell office:value-type="float" office:value="8926692">
            <text:p>8926692</text:p>
          </table:table-cell>
          <table:table-cell table:formula="of:=[.D9]*1.6" office:value-type="float" office:value="14282707.2">
            <text:p>14282707.2</text:p>
          </table:table-cell>
          <table:table-cell office:value-type="float" office:value="7">
            <text:p>7</text:p>
          </table:table-cell>
          <table:table-cell table:formula="of:=[.D9]/[.F9]" office:value-type="float" office:value="1275241.71428571">
            <text:p>1275241.71</text:p>
          </table:table-cell>
          <table:table-cell table:formula="of:=[.G9]/365" office:value-type="float" office:value="3493.81291585127">
            <text:p>3493.81</text:p>
          </table:table-cell>
          <table:table-cell office:value-type="float" office:value="16">
            <text:p>16</text:p>
          </table:table-cell>
          <table:table-cell table:formula="of:=[.H9]/[.I9]" office:value-type="float" office:value="218.363307240705">
            <text:p>218.36</text:p>
          </table:table-cell>
          <table:table-cell table:formula="of:=[.J9]/[.B9]" office:value-type="float" office:value="0.83027873475553">
            <text:p>0.83</text:p>
          </table:table-cell>
          <table:table-cell table:formula="of:=[.J9]/[.C9]" office:value-type="float" office:value="0.518924209222207">
            <text:p>0.52</text:p>
          </table:table-cell>
          <table:table-cell office:value-type="percentage" office:value="0.52">
            <text:p>52%</text:p>
          </table:table-cell>
          <table:table-cell table:formula="of:=[.M9]/[.K9]" office:value-type="float" office:value="0.626295698339318">
            <text:p>0.63</text:p>
          </table:table-cell>
          <table:table-cell table:formula="of:=[.M9]/[.L9]" office:value-type="float" office:value="1.00207311734291">
            <text:p>1.00</text:p>
          </table:table-cell>
        </table:table-row>
        <table:table-row table:style-name="ro2">
          <table:table-cell office:value-type="string">
            <text:p>Single person</text:p>
          </table:table-cell>
          <table:table-cell table:number-columns-repeated="5"/>
          <table:table-cell office:value-type="float" office:value="820">
            <text:p>820.00</text:p>
          </table:table-cell>
          <table:table-cell table:formula="of:=[.G10]/365" office:value-type="float" office:value="2.24657534246575">
            <text:p>2.25</text:p>
          </table:table-cell>
          <table:table-cell office:value-type="float" office:value="17">
            <text:p>17</text:p>
          </table:table-cell>
          <table:table-cell table:formula="of:=[.H10]/[.I10]" office:value-type="float" office:value="0.13215149073328">
            <text:p>0.13</text:p>
          </table:table-cell>
          <table:table-cell table:number-columns-repeated="3"/>
          <table:table-cell table:style-name="ce2" office:value-type="string">
            <text:p>Average</text:p>
          </table:table-cell>
          <table:table-cell table:formula="of:=SUM([.O2:.O9])/8" office:value-type="float" office:value="1.40661083001758">
            <text:p>1.41</text:p>
          </table:table-cell>
        </table:table-row>
        <table:table-row table:style-name="ro2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1" office:value-type="string">
            <text:p>Town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Trips/hour (adjusted)</text:p>
          </table:table-cell>
          <table:table-cell table:style-name="ce1" office:value-type="string">
            <text:p>Trips/hour/person</text:p>
          </table:table-cell>
        </table:table-row>
        <table:table-row table:style-name="ro2">
          <table:table-cell table:style-name="ce6" office:value-type="string">
            <text:p>Manchester</text:p>
          </table:table-cell>
          <table:table-cell table:style-name="ce6" office:value-type="float" office:value="502900">
            <text:p>502900</text:p>
          </table:table-cell>
          <table:table-cell table:style-name="ce6" table:formula="of:=[Sheet1.J7]" office:value-type="float" office:value="697.445572407045">
            <text:p>697.445572407</text:p>
          </table:table-cell>
          <table:table-cell table:style-name="ce6" table:formula="of:=[.C2]/[.B2]" office:value-type="float" office:value="0.0013868474297217">
            <text:p>0.0013868474</text:p>
          </table:table-cell>
        </table:table-row>
        <table:table-row table:style-name="ro3">
          <table:table-cell office:value-type="string">
            <text:p>Barningstoke</text:p>
          </table:table-cell>
          <table:table-cell office:value-type="float" office:value="2161">
            <text:p>2161</text:p>
          </table:table-cell>
          <table:table-cell office:value-type="float" office:value="525.48828125">
            <text:p>525.48828125</text:p>
          </table:table-cell>
          <table:table-cell table:formula="of:=[.C3]/[.B3]" office:value-type="float" office:value="0.243169033433596">
            <text:p>0.2431690334</text:p>
          </table:table-cell>
        </table:table-row>
        <table:table-row table:style-name="ro3">
          <table:table-cell office:value-type="string">
            <text:p>Bagingchester</text:p>
          </table:table-cell>
          <table:table-cell office:value-type="float" office:value="47962">
            <text:p>47962</text:p>
          </table:table-cell>
          <table:table-cell office:value-type="float" office:value="5879.4921875">
            <text:p>5879.4921875</text:p>
          </table:table-cell>
          <table:table-cell table:formula="of:=[.C4]/[.B4]" office:value-type="float" office:value="0.12258646819357">
            <text:p>0.1225864682</text:p>
          </table:table-cell>
        </table:table-row>
        <table:table-row table:style-name="ro2">
          <table:table-cell office:value-type="string">
            <text:p>Single person</text:p>
          </table:table-cell>
          <table:table-cell office:value-type="float" office:value="1">
            <text:p>1</text:p>
          </table:table-cell>
          <table:table-cell table:formula="of:=[Sheet1.J10]" office:value-type="float" office:value="0.13215149073328">
            <text:p>0.1321514907</text:p>
          </table:table-cell>
          <table:table-cell table:formula="of:=[.C5]/[.B5]" office:value-type="float" office:value="0.13215149073328">
            <text:p>0.1321514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5-12T23:52:00.58</meta:creation-date>
    <dc:date>2013-05-13T02:43:29.98</dc:date>
    <dc:creator>James Petts</dc:creator>
    <meta:editing-duration>PT2H49M37S</meta:editing-duration>
    <meta:editing-cycles>35</meta:editing-cycles>
    <meta:generator>LibreOffice/4.0.2.2$Windows_x86 LibreOffice_project/4c82dcdd6efcd48b1d8bba66bfe1989deee49c3</meta:generator>
    <meta:document-statistic meta:table-count="2" meta:cell-count="162" meta:object-count="0"/>
  </office:meta>
</office:document-meta>
</file>